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22AD5329E2A09E1AC33.png" manifest:media-type="image/png"/>
  <manifest:file-entry manifest:full-path="Pictures/100000010000020A000001AA259509428467D5E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1.595cm" svg:y="0.136cm" svg:width="13.811cm" svg:height="11.271cm" draw:z-index="0"><draw:image xlink:href="Pictures/100000010000020A000001AA259509428467D5EA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width="12.474cm" svg:height="13.367cm" draw:z-index="1"><draw:image xlink:href="Pictures/10000001000002050000022AD5329E2A09E1AC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2:45:45.015280363</meta:creation-date>
    <dc:date>2023-10-17T12:57:44.857434129</dc:date>
    <meta:editing-duration>PT12M12S</meta:editing-duration>
    <meta:editing-cycles>2</meta:editing-cycles>
    <meta:generator>LibreOffice/7.4.2.3$Linux_X86_64 LibreOffice_project/4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